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text-properties officeooo:rsid="001800b4"/>
    </style:style>
    <style:style style:name="P3" style:family="paragraph" style:parent-style-name="Text_20_body">
      <style:text-properties officeooo:rsid="001d8fe5" officeooo:paragraph-rsid="001d8fe5"/>
    </style:style>
    <style:style style:name="P4" style:family="paragraph" style:parent-style-name="Text_20_body">
      <style:text-properties officeooo:paragraph-rsid="0014203c"/>
    </style:style>
    <style:style style:name="P5" style:family="paragraph" style:parent-style-name="Text_20_body" style:list-style-name="L4">
      <style:text-properties officeooo:paragraph-rsid="001d8fe5"/>
    </style:style>
    <style:style style:name="P6" style:family="paragraph" style:parent-style-name="Text_20_body" style:list-style-name="L4">
      <style:text-properties officeooo:paragraph-rsid="001f84ba"/>
    </style:style>
    <style:style style:name="P7" style:family="paragraph" style:parent-style-name="Text_20_body" style:list-style-name="L4">
      <style:paragraph-properties>
        <style:tab-stops>
          <style:tab-stop style:position="0.095cm"/>
        </style:tab-stops>
      </style:paragraph-properties>
      <style:text-properties officeooo:paragraph-rsid="001f84ba"/>
    </style:style>
    <style:style style:name="P8" style:family="paragraph" style:parent-style-name="Text_20_body" style:list-style-name="L4">
      <style:paragraph-properties>
        <style:tab-stops>
          <style:tab-stop style:position="0.095cm"/>
        </style:tab-stops>
      </style:paragraph-properties>
      <style:text-properties officeooo:rsid="001f84ba" officeooo:paragraph-rsid="001f84ba"/>
    </style:style>
    <style:style style:name="P9" style:family="paragraph" style:parent-style-name="Text_20_body" style:list-style-name="L4">
      <style:paragraph-properties>
        <style:tab-stops>
          <style:tab-stop style:position="0.095cm"/>
        </style:tab-stops>
      </style:paragraph-properties>
      <style:text-properties officeooo:rsid="002054ff" officeooo:paragraph-rsid="002054ff"/>
    </style:style>
    <style:style style:name="P10" style:family="paragraph" style:parent-style-name="Text_20_body" style:list-style-name="L5">
      <style:text-properties officeooo:rsid="002054ff" officeooo:paragraph-rsid="002054ff"/>
    </style:style>
    <style:style style:name="P11" style:family="paragraph" style:parent-style-name="Text_20_body" style:list-style-name="L5">
      <style:text-properties officeooo:rsid="002054ff" officeooo:paragraph-rsid="00214042"/>
    </style:style>
    <style:style style:name="P12" style:family="paragraph" style:parent-style-name="Text_20_body">
      <style:text-properties officeooo:rsid="002054ff" officeooo:paragraph-rsid="00214042"/>
    </style:style>
    <style:style style:name="P13" style:family="paragraph" style:parent-style-name="Text_20_body" style:list-style-name="L5">
      <style:text-properties officeooo:rsid="00214042" officeooo:paragraph-rsid="00214042"/>
    </style:style>
    <style:style style:name="T1" style:family="text">
      <style:text-properties officeooo:rsid="001d8fe5"/>
    </style:style>
    <style:style style:name="T2" style:family="text">
      <style:text-properties officeooo:rsid="001f84ba"/>
    </style:style>
    <style:style style:name="T3" style:family="text">
      <style:text-properties officeooo:rsid="002054ff"/>
    </style:style>
    <style:style style:name="T4" style:family="text">
      <style:text-properties officeooo:rsid="00214042"/>
    </style:style>
    <style:style style:name="T5" style:family="text">
      <style:text-properties fo:font-weight="bold" officeooo:rsid="00214042" style:font-weight-asian="bold" style:font-weight-complex="bold"/>
    </style:style>
    <text:list-style style:name="L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a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Symfony Final Project</text:span></text:h>
      <text:p text:style-name="P3">Create a web that manages a table.</text:p>
      <text:list xml:id="list79346533" text:style-name="L4">
        <text:list-item>
          <text:p text:style-name="P5"><text:span text:style-name="T1">Create a new database and a new user with privileges to manage only that database.</text:span></text:p>
        </text:list-item>
        <text:list-item>
          <text:p text:style-name="P5"><text:span text:style-name="T1">The web must perform the following operations:</text:span></text:p>
          <text:list>
            <text:list-item>
              <text:p text:style-name="P6"><text:span text:style-name="T1"><text:s/>Initial data load or form to add.</text:span></text:p>
            </text:list-item>
            <text:list-item>
              <text:p text:style-name="P7"><text:span text:style-name="T1">Form to modify. It should show the previous values of the fields. Make the form dynamic, e.g. &lt;select&gt; showing the data from the database.</text:span></text:p>
            </text:list-item>
            <text:list-item>
              <text:p text:style-name="P7"><text:span text:style-name="T1">List of all the information.</text:span></text:p>
            </text:list-item>
            <text:list-item>
              <text:p text:style-name="P7"><text:span text:style-name="T1">Find a specific register. This functionality can be associated to the form to modify.</text:span></text:p>
            </text:list-item>
          </text:list>
        </text:list-item>
        <text:list-item>
          <text:p text:style-name="P7"><text:span text:style-name="T1">Create a document with the design. You must include:</text:span></text:p>
          <text:list>
            <text:list-item>
              <text:p text:style-name="P7"><text:span text:style-name="T1">Design of the database.</text:span></text:p>
            </text:list-item>
            <text:list-item>
              <text:p text:style-name="P7"><text:span text:style-name="T1">Design of the screens.</text:span></text:p>
            </text:list-item>
            <text:list-item>
              <text:p text:style-name="P7"><text:span text:style-name="T2">B</text:span><text:span text:style-name="T1">undles/APIs that you included in your project.</text:span></text:p>
            </text:list-item>
            <text:list-item>
              <text:p text:style-name="P7"><text:span text:style-name="T1">Directory schema with the files that you created and a brief description.</text:span></text:p>
            </text:list-item>
            <text:list-item>
              <text:p text:style-name="P9">Paste captures of the final screens of your web.</text:p>
            </text:list-item>
          </text:list>
        </text:list-item>
        <text:list-item>
          <text:p text:style-name="P7"><text:span text:style-name="T1">Create the web.</text:span></text:p>
          <text:list>
            <text:list-item>
              <text:p text:style-name="P8">The code must be clear, well organized and documented when appropriate.</text:p>
            </text:list-item>
            <text:list-item>
              <text:p text:style-name="P8">The web must work. Do not try to create all the functionalities at once. Focus on a specific functionality <text:span text:style-name="T3">at a time until it works perfectly.</text:span></text:p>
            </text:list-item>
            <text:list-item>
              <text:p text:style-name="P9">Handle the errors and show the corresponding messages.</text:p>
            </text:list-item>
          </text:list>
        </text:list-item>
        <text:list-item>
          <text:p text:style-name="P9">The project together with the web page must be written in English. You can ask for help whenever necessary.</text:p>
        </text:list-item>
      </text:list>
      <text:p text:style-name="P4"/>
      <text:h text:style-name="Heading_20_2" text:outline-level="2">Project avaliation.</text:h>
      <text:p text:style-name="P12"><text:span text:style-name="T5">In order to get the maximun score</text:span><text:span text:style-name="T4"> in each of the sections the web pages must fullfill the requirements: <text:s/>Good a</text:span>ppearance, accesibility and easy navigation, <text:span text:style-name="T4">good organization of the code, error handling, English language, etc.</text:span></text:p>
      <text:list xml:id="list2700897392" text:style-name="L5">
        <text:list-item>
          <text:p text:style-name="P11"><text:span text:style-name="T4">(2 points) </text:span>Document with the design. It must be a pdf document.</text:p>
        </text:list-item>
        <text:list-item>
          <text:p text:style-name="P10"><text:span text:style-name="T4">(1 point) </text:span>Initial data load or form to add.</text:p>
        </text:list-item>
        <text:list-item>
          <text:p text:style-name="P10"><text:span text:style-name="T4">(3 points) </text:span>Form to modify. It should show the previous values of the fields. Make the form dynamic, e.g. &lt;select&gt; showing the data from the database.</text:p>
        </text:list-item>
        <text:list-item>
          <text:p text:style-name="P11"><text:span text:style-name="T4">(1 point) </text:span>List of all the information.</text:p>
        </text:list-item>
        <text:list-item>
          <text:p text:style-name="P11"><text:span text:style-name="T4">(1 point) </text:span>Find a specific register. <text:span text:style-name="T1">This functionality can be associated to the form to modify.</text:span></text:p>
        </text:list-item>
        <text:list-item>
          <text:p text:style-name="P11"><text:span text:style-name="T4">(1 point) Web pages: Navegability and ease of use. Appearance.</text:span></text:p>
        </text:list-item>
        <text:list-item>
          <text:p text:style-name="P13">(1 point) Something extra and not required but that adds some extra value to your app. You must describe it in the document of design.</text:p>
        </text:list-item>
      </text:list>
      <text:p text:style-name="P2"/>
      <text:list xml:id="list1706751314" text:style-name="L1">
        <text:list-header>
          <text:p text:style-name="P1"><text:soft-page-break/></text:p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OpenSymbol" svg:font-family="OpenSymbol"/>
    <style:font-face style:name="OpenSymbol1" svg:font-family="Open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H19M30S</meta:editing-duration>
    <meta:editing-cycles>11</meta:editing-cycles>
    <meta:generator>LibreOffice/7.3.2.2$Windows_X86_64 LibreOffice_project/49f2b1bff42cfccbd8f788c8dc32c1c309559be0</meta:generator>
    <dc:date>2024-02-12T13:58:30.436000000</dc:date>
    <meta:document-statistic meta:table-count="0" meta:image-count="0" meta:object-count="0" meta:page-count="2" meta:paragraph-count="29" meta:word-count="361" meta:character-count="2023" meta:non-whitespace-character-count="1713"/>
    <meta:user-defined meta:name="Info 1"/>
    <meta:user-defined meta:name="Info 2"/>
    <meta:user-defined meta:name="Info 3"/>
    <meta:user-defined meta:name="Info 4"/>
  </office:meta>
</office:document-meta>
</file>